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VC Pipe (1in Nominal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Milli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.029" calcext:value-type="float">
            <text:p>1.029</text:p>
          </table:table-cell>
          <table:table-cell table:style-name="ce5" table:formula="of:=[.B3]*25.4" office:value-type="float" office:value="26.1366" calcext:value-type="float">
            <text:p>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1.315" calcext:value-type="float">
            <text:p>1.315</text:p>
          </table:table-cell>
          <table:table-cell table:formula="of:=[.B4]*25.4" office:value-type="float" office:value="33.401" calcext:value-type="float">
            <text:p>33.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 Wall</text:p>
          </table:table-cell>
          <table:table-cell office:value-type="float" office:value="0.133" calcext:value-type="float">
            <text:p>0.133</text:p>
          </table:table-cell>
          <table:table-cell table:style-name="ce5" table:formula="of:=[.B5]*25.4" office:value-type="float" office:value="3.3782" calcext:value-type="float">
            <text:p>3.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d Wall</text:p>
          </table:table-cell>
          <table:table-cell office:value-type="string" calcext:value-type="string">
            <text:p>0.14 – 0.157</text:p>
          </table:table-cell>
          <table:table-cell office:value-type="string" calcext:value-type="string">
            <text:p>3.556 – 3.988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608RS Ball Bearing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Millimeters</text:p>
          </table:table-cell>
          <table:table-cell table:number-columns-repeated="5"/>
          <table:table-cell office:value-type="string" calcext:value-type="string">
            <text:p>I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4" table:formula="of:=[.C11]/25.4" office:value-type="float" office:value="0.31496062992126" calcext:value-type="float">
            <text:p>0.3149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.3125" calcext:value-type="float">
            <text:p>0.3125</text:p>
          </table:table-cell>
          <table:table-cell table:formula="of:=[.I11]*25.4" office:value-type="float" office:value="7.9375" calcext:value-type="float">
            <text:p>7.9375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table:style-name="ce4" table:formula="of:=[.C12]/25.4" office:value-type="float" office:value="0.866141732283464" calcext:value-type="float">
            <text:p>0.8661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dth</text:p>
          </table:table-cell>
          <table:table-cell table:style-name="ce4" table:formula="of:=[.C13]/25.4" office:value-type="float" office:value="0.275590551181102" calcext:value-type="float">
            <text:p>0.2755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M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8"/>
          <table:table-cell office:value-type="float" office:value="21.8" calcext:value-type="float">
            <text:p>21.8</text:p>
          </table:table-cell>
          <table:table-cell table:formula="of:=[.I17]/25.4" office:value-type="float" office:value="0.858267716535433" calcext:value-type="float">
            <text:p>0.858267716535433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Hex Bolt 5/16”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Milli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jor Diameter</text:p>
          </table:table-cell>
          <table:table-cell table:style-name="Default" office:value-type="string" calcext:value-type="string">
            <text:p>0.3065 - <text:s/>0.3125</text:p>
          </table:table-cell>
          <table:table-cell table:style-name="Default" office:value-type="string" calcext:value-type="string">
            <text:p>7.785 – 7.9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ead Width</text:p>
          </table:table-cell>
          <table:table-cell office:value-type="float" office:value="0.324" calcext:value-type="float">
            <text:p>0.324</text:p>
          </table:table-cell>
          <table:table-cell table:style-name="ce5" table:formula="of:=[.B21]*25.4" office:value-type="float" office:value="8.2296" calcext:value-type="float">
            <text:p>8.2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Washer (First Try, Too small, squished styrofoam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Milli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table:style-name="Default" office:value-type="float" office:value="0.333" calcext:value-type="float">
            <text:p>0.333</text:p>
          </table:table-cell>
          <table:table-cell table:style-name="Default" office:value-type="float" office:value="8.46" calcext:value-type="float">
            <text:p>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Width</text:p>
          </table:table-cell>
          <table:table-cell office:value-type="float" office:value="0.8583" calcext:value-type="float">
            <text:p>0.8583</text:p>
          </table:table-cell>
          <table:table-cell table:style-name="ce5" office:value-type="float" office:value="21.8" calcext:value-type="float">
            <text:p>21.800</text:p>
          </table:table-cell>
          <table:table-cell table:number-columns-repeated="7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08:06:12.852830586</meta:creation-date>
    <dc:date>2025-07-27T12:20:27.386091861</dc:date>
    <meta:editing-duration>PT2H52M22S</meta:editing-duration>
    <meta:editing-cycles>2</meta:editing-cycles>
    <meta:generator>LibreOffice/7.3.7.2$Linux_X86_64 LibreOffice_project/30$Build-2</meta:generator>
    <meta:document-statistic meta:table-count="1" meta:cell-count="53" meta:object-count="0"/>
  </office:meta>
</office:document-meta>
</file>